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db5a" officeooo:paragraph-rsid="0015db5a"/>
    </style:style>
    <style:style style:name="P2" style:family="paragraph" style:parent-style-name="Standard">
      <style:paragraph-properties fo:text-align="start" style:justify-single-word="false"/>
      <style:text-properties officeooo:rsid="0015db5a" officeooo:paragraph-rsid="0015db5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ysical Robots</text:p>
      <text:p text:style-name="P1"/>
      <text:p text:style-name="P2"><text:a xlink:type="simple" xlink:href="https://www.kickstarter.com/projects/agilexrobotics/limo-multi-modal-mobile-robot-with-ai-modules" text:style-name="Internet_20_link" text:visited-style-name="Visited_20_Internet_20_Link">https://www.kickstarter.com/projects/agilexrobotics/limo-multi-modal-mobile-robot-with-ai-modules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4T15:20:49.975437055</meta:creation-date>
    <meta:editing-duration>PT23S</meta:editing-duration>
    <meta:editing-cycles>2</meta:editing-cycles>
    <meta:generator>LibreOffice/6.0.7.3$Linux_X86_64 LibreOffice_project/00m0$Build-3</meta:generator>
    <dc:date>2021-10-14T15:21:11.595454042</dc:date>
    <meta:document-statistic meta:table-count="0" meta:image-count="0" meta:object-count="0" meta:page-count="1" meta:paragraph-count="2" meta:word-count="3" meta:character-count="112" meta:non-whitespace-character-count="111"/>
  </office:meta>
</office:document-meta>
</file>